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aef6" officeooo:paragraph-rsid="0014aef6"/>
    </style:style>
    <style:style style:name="P2" style:family="paragraph" style:parent-style-name="Standard" style:list-style-name="L1">
      <style:text-properties officeooo:rsid="00168007" officeooo:paragraph-rsid="00168007"/>
    </style:style>
    <style:style style:name="P3" style:family="paragraph" style:parent-style-name="Standard">
      <style:text-properties officeooo:rsid="00168007" officeooo:paragraph-rsid="00168007"/>
    </style:style>
    <style:style style:name="P4" style:family="paragraph" style:parent-style-name="Standard" style:list-style-name="L2">
      <style:text-properties officeooo:rsid="00168007" officeooo:paragraph-rsid="00168007"/>
    </style:style>
    <style:style style:name="P5" style:family="paragraph" style:parent-style-name="Standard" style:list-style-name="L2">
      <style:text-properties officeooo:rsid="0018182f" officeooo:paragraph-rsid="0018182f"/>
    </style:style>
    <style:style style:name="P6" style:family="paragraph" style:parent-style-name="Standard">
      <style:text-properties officeooo:rsid="0018182f" officeooo:paragraph-rsid="0018182f"/>
    </style:style>
    <style:style style:name="P7" style:family="paragraph" style:parent-style-name="Standard">
      <style:text-properties fo:font-style="italic" officeooo:rsid="0018182f" officeooo:paragraph-rsid="0018182f" style:font-style-asian="italic" style:font-style-complex="italic"/>
    </style:style>
    <style:style style:name="T1" style:family="text">
      <style:text-properties officeooo:rsid="00168007"/>
    </style:style>
    <style:style style:name="T2" style:family="text">
      <style:text-properties officeooo:rsid="0018182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Temat: Badanie wydajności kodu Java przy zastosowaniu różnych trybów G<text:span text:style-name="T2">ar</text:span>bage Collectora.</text:h>
      <text:p text:style-name="P1"/>
      <text:p text:style-name="P1">Zadaniem było zbadanie wpływu <text:span text:style-name="T1">Garbage Collectora na działanie aplikacji przy wykorzystaniu różnych algorytmów:</text:span></text:p>
      <text:list xml:id="list8870471497617020255" text:style-name="L1">
        <text:list-item>
          <text:p text:style-name="P2">ParallelOld</text:p>
        </text:list-item>
        <text:list-item>
          <text:p text:style-name="P2">G1 (Garbage First)</text:p>
        </text:list-item>
        <text:list-item>
          <text:p text:style-name="P2">CMS</text:p>
        </text:list-item>
      </text:list>
      <text:p text:style-name="P3"/>
      <text:h text:style-name="Heading_20_3" text:outline-level="3">Zastosowane ustawienia:</text:h>
      <text:list xml:id="list5875627427662198651" text:style-name="L2">
        <text:list-item>
          <text:p text:style-name="P4">Ustawi<text:span text:style-name="T2">a</text:span>nie heap size na <text:span text:style-name="T2">stałe </text:span>wartoś<text:span text:style-name="T2">ci: 128MB, 512MB, 1GB</text:span></text:p>
        </text:list-item>
        <text:list-item>
          <text:p text:style-name="P5">Ustawienie stałego rozmiaru obiektów tworzonych w pamięci (alternatywnie: randomizowanie rozmiaru)</text:p>
        </text:list-item>
        <text:list-item>
          <text:p text:style-name="P5">Zmiana liczby wątków wykorzystywanych przez JVM podczas uruchomienia (1..n)</text:p>
        </text:list-item>
      </text:list>
      <text:p text:style-name="P6"/>
      <text:h text:style-name="Heading_20_3" text:outline-level="3">Konfiguracja na której wykonywano testy:</text:h>
      <text:p text:style-name="P7">Processor: Intel Core i3-4130 @ 3.40GHz Installed RAM: 8,00 GB </text:p>
      <text:p text:style-name="P7">OS: Windows 10 Pro 64-bit </text:p>
      <text:p text:style-name="P7">JVM: Java(TM) SE Runtime Environment (build 1.8.0_121-b13) </text:p>
      <text:p text:style-name="P7">Java HotSpot(TM) 64-Bit Server VM (build 25.121-b13, mixed mode)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7T08:55:45.083521845</meta:creation-date>
    <dc:date>2017-03-17T10:31:44.555846827</dc:date>
    <meta:editing-duration>PT54M58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01" meta:character-count="744" meta:non-whitespace-character-count="660"/>
  </office:meta>
</office:document-meta>
</file>